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F09C33C33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711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394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style:font-name="DejaVu Sans" fo:font-weight="bold" style:font-weight-asian="bold" style:font-weight-complex="bold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T1" style:family="text">
      <style:text-properties style:font-name="DejaVu Sans"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aster" draw:style-name="dp1" draw:master-page-name="Default" presentation:presentation-page-layout-name="AL1T0">
        <draw:line draw:style-name="gr1" draw:text-style-name="P1" draw:layer="layout" svg:x1="1cm" svg:y1="2.5cm" svg:x2="27cm" svg:y2="2.5cm">
          <text:p/>
        </draw:line>
        <draw:frame draw:style-name="gr2" draw:text-style-name="P1" draw:layer="layout" svg:width="1.5cm" svg:height="1.5cm" svg:x="1.845cm" svg:y="0.78cm">
          <draw:image xlink:href="Pictures/10000001000000F0000000F09C33C33F.png" xlink:type="simple" xlink:show="embed" xlink:actuate="onLoad" draw:mime-type="image/png">
            <text:p/>
          </draw:image>
        </draw:frame>
        <draw:frame draw:style-name="gr3" draw:text-style-name="P2" draw:layer="layout" svg:width="14cm" svg:height="0.988cm" svg:x="3.5cm" svg:y="1.039cm">
          <draw:text-box>
            <text:p><text:span text:style-name="T1">Underdocx Labs</text:span></text:p>
          </draw:text-box>
        </draw:frame>
        <draw:frame draw:style-name="gr4" draw:text-style-name="P3" draw:layer="layout" svg:width="6cm" svg:height="0.645cm" svg:x="20.5cm" svg:y="3.5cm">
          <draw:text-box>
            <text:p><text:span text:style-name="T2">${$data.contact.name}</text:span></text:p>
          </draw:text-box>
        </draw:frame>
        <draw:frame draw:style-name="gr4" draw:text-style-name="P3" draw:layer="layout" svg:width="6cm" svg:height="0.645cm" svg:x="20.5cm" svg:y="4.144cm">
          <draw:text-box>
            <text:p><text:span text:style-name="T2">${$data.contact.phone}</text:span></text:p>
          </draw:text-box>
        </draw:frame>
        <draw:frame draw:style-name="gr4" draw:text-style-name="P3" draw:layer="layout" svg:width="6cm" svg:height="0.645cm" svg:x="20.5cm" svg:y="4.788cm">
          <draw:text-box>
            <text:p><text:span text:style-name="T2">${$data.contact.email}</text:span></text:p>
          </draw:text-box>
        </draw:frame>
        <draw:frame draw:style-name="gr4" draw:text-style-name="P3" draw:layer="layout" svg:width="1.694cm" svg:height="0.645cm" svg:x="18.806cm" svg:y="3.5cm">
          <draw:text-box>
            <text:p><text:span text:style-name="T3">Kontakt</text:span></text:p>
          </draw:text-box>
        </draw:frame>
        <draw:frame draw:style-name="gr4" draw:text-style-name="P3" draw:layer="layout" svg:width="1.635cm" svg:height="0.645cm" svg:x="18.865cm" svg:y="4.144cm">
          <draw:text-box>
            <text:p><text:span text:style-name="T4">Telefon</text:span></text:p>
          </draw:text-box>
        </draw:frame>
        <draw:frame draw:style-name="gr4" draw:text-style-name="P3" draw:layer="layout" svg:width="1.381cm" svg:height="0.645cm" svg:x="19.119cm" svg:y="4.788cm">
          <draw:text-box>
            <text:p><text:span text:style-name="T4">Email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15T17:00:34.515722000</meta:creation-date>
    <dc:date>2025-05-15T17:01:33.888813700</dc:date>
    <meta:editing-duration>PT27S</meta:editing-duration>
    <meta:editing-cycles>2</meta:editing-cycles>
    <meta:generator>LibreOffice/25.2.2.2$Windows_X86_64 LibreOffice_project/7370d4be9e3cf6031a51beef54ff3bda878e3fac</meta:generator>
    <meta:document-statistic meta:object-count="32"/>
  </office:meta>
</office:document-meta>
</file>